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HdrCell" style:family="table-cell" style:display-name="HdrCell">
      <style:table-cell-properties fo:background-color="#2E5090" fo:border-top="0.5pt solid #1A3563" fo:border-bottom="0.5pt solid #1A3563" fo:border-left="0.5pt solid #1A3563" fo:border-right="0.5pt solid #1A3563" style:vertical-align="middle"/>
      <style:text-properties fo:font-size="10pt" fo:font-weight="bold" style:font-name="Liberation Sans" fo:color="#FFFFFF"/>
      <style:paragraph-properties fo:text-align="center"/>
    </style:style>
    <style:style style:name="SubHdrCell" style:family="table-cell" style:display-name="SubHdrCell">
      <style:table-cell-properties fo:background-color="#5B7DB1" fo:border-top="0.5pt solid #2E5090" fo:border-bottom="0.5pt solid #2E5090" fo:border-left="0.5pt solid #2E5090" fo:border-right="0.5pt solid #2E5090" style:vertical-align="middle"/>
      <style:text-properties fo:font-size="10pt" fo:font-weight="bold" style:font-name="Liberation Sans" fo:color="#FFFFFF"/>
      <style:paragraph-properties fo:text-align="center"/>
    </style:style>
    <style:style style:name="NormalCell" style:family="table-cell" style:display-name="NormalCell">
      <style:table-cell-properties fo:border-top="0.5pt solid #CCCCCC" fo:border-bottom="0.5pt solid #CCCCCC" fo:border-left="0.5pt solid #CCCCCC" fo:border-right="0.5pt solid #CCCCCC" style:vertical-align="top"/>
      <style:text-properties fo:font-size="10pt" style:font-name="Liberation Sans"/>
    </style:style>
    <style:style style:name="AltCell" style:family="table-cell" style:display-name="AltCell">
      <style:table-cell-properties fo:background-color="#EDF2F9" fo:border-top="0.5pt solid #CCCCCC" fo:border-bottom="0.5pt solid #CCCCCC" fo:border-left="0.5pt solid #CCCCCC" fo:border-right="0.5pt solid #CCCCCC" style:vertical-align="top"/>
      <style:text-properties fo:font-size="10pt" style:font-name="Liberation Sans"/>
    </style:style>
    <style:style style:name="TitleCell" style:family="table-cell" style:display-name="TitleCell">
      <style:text-properties fo:font-size="14pt" fo:font-weight="bold" style:font-name="Liberation Sans" fo:color="#2E5090"/>
    </style:style>
    <style:style style:name="InfoCell" style:family="table-cell" style:display-name="InfoCell">
      <style:text-properties fo:font-size="10pt" style:font-name="Liberation Sans"/>
    </style:style>
    <style:style style:name="BoldInfoCell" style:family="table-cell" style:display-name="BoldInfoCell">
      <style:text-properties fo:font-size="10pt" fo:font-weight="bold" style:font-name="Liberation Sans"/>
    </style:style>
    <style:style style:name="DataRow" style:family="table-row" style:display-name="DataRow">
      <style:table-row-properties style:row-height="0.35in"/>
    </style:style>
    <style:style style:name="EqCol1" style:family="table-column" style:display-name="EqCol1">
      <style:table-column-properties style:column-width="1.0in"/>
    </style:style>
    <style:style style:name="EqCol2" style:family="table-column" style:display-name="EqCol2">
      <style:table-column-properties style:column-width="0.6in"/>
    </style:style>
    <style:style style:name="EqCol3" style:family="table-column" style:display-name="EqCol3">
      <style:table-column-properties style:column-width="2.2in"/>
    </style:style>
    <style:style style:name="EqCol4" style:family="table-column" style:display-name="EqCol4">
      <style:table-column-properties style:column-width="1.5in"/>
    </style:style>
    <style:style style:name="EqCol5" style:family="table-column" style:display-name="EqCol5">
      <style:table-column-properties style:column-width="1.5in"/>
    </style:style>
    <style:style style:name="EqCol6" style:family="table-column" style:display-name="EqCol6">
      <style:table-column-properties style:column-width="1.5in"/>
    </style:style>
    <style:style style:name="P1Col1" style:family="table-column" style:display-name="P1Col1">
      <style:table-column-properties style:column-width="0.4in"/>
    </style:style>
    <style:style style:name="P1Col2" style:family="table-column" style:display-name="P1Col2">
      <style:table-column-properties style:column-width="0.9in"/>
    </style:style>
    <style:style style:name="P1Col3" style:family="table-column" style:display-name="P1Col3">
      <style:table-column-properties style:column-width="1.1in"/>
    </style:style>
    <style:style style:name="P1Col4" style:family="table-column" style:display-name="P1Col4">
      <style:table-column-properties style:column-width="0.7in"/>
    </style:style>
    <style:style style:name="P1Col5" style:family="table-column" style:display-name="P1Col5">
      <style:table-column-properties style:column-width="0.9in"/>
    </style:style>
    <style:style style:name="P1Col6" style:family="table-column" style:display-name="P1Col6">
      <style:table-column-properties style:column-width="0.9in"/>
    </style:style>
    <style:style style:name="P1Col7" style:family="table-column" style:display-name="P1Col7">
      <style:table-column-properties style:column-width="0.9in"/>
    </style:style>
    <style:style style:name="P1Col8" style:family="table-column" style:display-name="P1Col8">
      <style:table-column-properties style:column-width="2.0in"/>
    </style:style>
    <style:style style:name="P2ACol0.5in" style:family="table-column" style:display-name="P2ACol0.5in">
      <style:table-column-properties style:column-width="0.5in"/>
    </style:style>
    <style:style style:name="P2ACol1.5in" style:family="table-column" style:display-name="P2ACol1.5in">
      <style:table-column-properties style:column-width="1.5in"/>
    </style:style>
    <style:style style:name="MP2ACol1.5in" style:family="table-column" style:display-name="P2ACol1.5in">
      <style:table-column-properties style:column-width="1.5in"/>
    </style:style>
    <style:style style:name="P2ACol0.8in" style:family="table-column" style:display-name="P2ACol0.8in">
      <style:table-column-properties style:column-width="0.8in"/>
    </style:style>
    <style:style style:name="MP2ACol0.8in" style:family="table-column" style:display-name="P2ACol0.8in">
      <style:table-column-properties style:column-width="0.8in"/>
    </style:style>
    <style:style style:name="MP2ACol0.8in" style:family="table-column" style:display-name="P2ACol0.8in">
      <style:table-column-properties style:column-width="0.8in"/>
    </style:style>
    <style:style style:name="P2ACol2.0in" style:family="table-column" style:display-name="P2ACol2.0in">
      <style:table-column-properties style:column-width="2.0in"/>
    </style:style>
    <style:style style:name="P2BCol0.5in" style:family="table-column" style:display-name="P2BCol0.5in">
      <style:table-column-properties style:column-width="0.5in"/>
    </style:style>
    <style:style style:name="P2BCol1.3in" style:family="table-column" style:display-name="P2BCol1.3in">
      <style:table-column-properties style:column-width="1.3in"/>
    </style:style>
    <style:style style:name="MP2BCol1.3in" style:family="table-column" style:display-name="P2BCol1.3in">
      <style:table-column-properties style:column-width="1.3in"/>
    </style:style>
    <style:style style:name="MP2BCol1.3in" style:family="table-column" style:display-name="P2BCol1.3in">
      <style:table-column-properties style:column-width="1.3in"/>
    </style:style>
    <style:style style:name="P2BCol0.8in" style:family="table-column" style:display-name="P2BCol0.8in">
      <style:table-column-properties style:column-width="0.8in"/>
    </style:style>
    <style:style style:name="MP2BCol0.8in" style:family="table-column" style:display-name="P2BCol0.8in">
      <style:table-column-properties style:column-width="0.8in"/>
    </style:style>
    <style:style style:name="P2BCol1.8in" style:family="table-column" style:display-name="P2BCol1.8in">
      <style:table-column-properties style:column-width="1.8in"/>
    </style:style>
    <style:style style:name="P3Col1.3in" style:family="table-column" style:display-name="P3Col1.3in">
      <style:table-column-properties style:column-width="1.3in"/>
    </style:style>
    <style:style style:name="P3Col0.6in" style:family="table-column" style:display-name="P3Col0.6in">
      <style:table-column-properties style:column-width="0.6in"/>
    </style:style>
    <style:style style:name="P3Col1.0in" style:family="table-column" style:display-name="P3Col1.0in">
      <style:table-column-properties style:column-width="1.0in"/>
    </style:style>
    <style:style style:name="MP3Col1.0in" style:family="table-column" style:display-name="P3Col1.0in">
      <style:table-column-properties style:column-width="1.0in"/>
    </style:style>
    <style:style style:name="MP3Col1.0in" style:family="table-column" style:display-name="P3Col1.0in">
      <style:table-column-properties style:column-width="1.0in"/>
    </style:style>
    <style:style style:name="P3Col0.8in" style:family="table-column" style:display-name="P3Col0.8in">
      <style:table-column-properties style:column-width="0.8in"/>
    </style:style>
    <style:style style:name="P3Col2.0in" style:family="table-column" style:display-name="P3Col2.0in">
      <style:table-column-properties style:column-width="2.0in"/>
    </style:style>
    <style:style style:name="IncCol0.5in" style:family="table-column" style:display-name="IncCol0.5in">
      <style:table-column-properties style:column-width="0.5in"/>
    </style:style>
    <style:style style:name="IncCol0.7in" style:family="table-column" style:display-name="IncCol0.7in">
      <style:table-column-properties style:column-width="0.7in"/>
    </style:style>
    <style:style style:name="IncCol0.8in" style:family="table-column" style:display-name="IncCol0.8in">
      <style:table-column-properties style:column-width="0.8in"/>
    </style:style>
    <style:style style:name="IncCol1.5in" style:family="table-column" style:display-name="IncCol1.5in">
      <style:table-column-properties style:column-width="1.5in"/>
    </style:style>
    <style:style style:name="MIncCol1.5in" style:family="table-column" style:display-name="IncCol1.5in">
      <style:table-column-properties style:column-width="1.5in"/>
    </style:style>
    <style:style style:name="MIncCol0.8in" style:family="table-column" style:display-name="IncCol0.8in">
      <style:table-column-properties style:column-width="0.8in"/>
    </style:style>
    <style:style style:name="IncCol1.0in" style:family="table-column" style:display-name="IncCol1.0in">
      <style:table-column-properties style:column-width="1.0in"/>
    </style:style>
    <style:style style:name="MIncCol1.5in" style:family="table-column" style:display-name="IncCol1.5in">
      <style:table-column-properties style:column-width="1.5in"/>
    </style:style>
  </office:automatic-styles>
  <office:body>
    <office:spreadsheet>
      <table:table table:name="Equipment Register">
        <table:table-column table:style-name="EqCol1"/>
        <table:table-column table:style-name="EqCol2"/>
        <table:table-column table:style-name="EqCol3"/>
        <table:table-column table:style-name="EqCol4"/>
        <table:table-column table:style-name="EqCol5"/>
        <table:table-column table:style-name="EqCol6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Equipment / Component</text:p>
          </table:table-cell>
          <table:table-cell table:style-name="HdrCell">
            <text:p>Ref ID</text:p>
          </table:table-cell>
          <table:table-cell table:style-name="HdrCell">
            <text:p>Description / Model</text:p>
          </table:table-cell>
          <table:table-cell table:style-name="HdrCell">
            <text:p>Serial Number</text:p>
          </table:table-cell>
          <table:table-cell table:style-name="HdrCell">
            <text:p>Cal Due Date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Kenwood KRC-3006</text:p>
          </table:table-cell>
          <table:table-cell table:style-name="AltCell">
            <text:p>KEN-01</text:p>
          </table:table-cell>
          <table:table-cell table:style-name="AltCell">
            <text:p>Head unit (DUT)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Kenwood KDC-C717</text:p>
          </table:table-cell>
          <table:table-cell table:style-name="NormalCell">
            <text:p>KEN-02</text:p>
          </table:table-cell>
          <table:table-cell table:style-name="NormalCell">
            <text:p>CD changer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Bench Power Supply</text:p>
          </table:table-cell>
          <table:table-cell table:style-name="AltCell">
            <text:p>PWR-0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Staged Power Adapter</text:p>
          </table:table-cell>
          <table:table-cell table:style-name="NormalCell">
            <text:p>PWR-02</text:p>
          </table:table-cell>
          <table:table-cell table:style-name="NormalCell">
            <text:p>Custom 2-stage ignition sim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KRC-3006 DC Cord</text:p>
          </table:table-cell>
          <table:table-cell table:style-name="AltCell">
            <text:p>PWR-03</text:p>
          </table:table-cell>
          <table:table-cell table:style-name="AltCell">
            <text:p>Power/speaker harness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USB Logic Analyzer</text:p>
          </table:table-cell>
          <table:table-cell table:style-name="NormalCell">
            <text:p>LA-01</text:p>
          </table:table-cell>
          <table:table-cell table:style-name="NormalCell">
            <text:p>SparkFun TOL-18627 or equiv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gital Multimeter</text:p>
          </table:table-cell>
          <table:table-cell table:style-name="AltCell">
            <text:p>DMM-0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13-Pin DIN Cable</text:p>
          </table:table-cell>
          <table:table-cell table:style-name="NormalCell">
            <text:p>CBL-01</text:p>
          </table:table-cell>
          <table:table-cell table:style-name="NormalCell">
            <text:p>Kenwood changer cabl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13-Pin Breakout Board</text:p>
          </table:table-cell>
          <table:table-cell table:style-name="AltCell">
            <text:p>MOD-02</text:p>
          </table:table-cell>
          <table:table-cell table:style-name="AltCell">
            <text:p>Prototyping board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ass-Through Board</text:p>
          </table:table-cell>
          <table:table-cell table:style-name="NormalCell">
            <text:p>MOD-03</text:p>
          </table:table-cell>
          <table:table-cell table:style-name="NormalCell">
            <text:p>DN-KRC3006-04 custom PC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PulseView (sigrok)</text:p>
          </table:table-cell>
          <table:table-cell table:style-name="AltCell">
            <text:p>SW-01</text:p>
          </table:table-cell>
          <table:table-cell table:style-name="AltCell">
            <text:p>Logic analyzer softwar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</table:table>
      <table:table table:name="Phase 1 — Static Verification">
        <table:table-column table:style-name="P1Col1"/>
        <table:table-column table:style-name="P1Col2"/>
        <table:table-column table:style-name="P1Col3"/>
        <table:table-column table:style-name="P1Col4"/>
        <table:table-column table:style-name="P1Col5"/>
        <table:table-column table:style-name="P1Col6"/>
        <table:table-column table:style-name="P1Col7"/>
        <table:table-column table:style-name="P1Col8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Initial Power-Up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Step</text:p>
          </table:table-cell>
          <table:table-cell table:style-name="HdrCell">
            <text:p>Action</text:p>
          </table:table-cell>
          <table:table-cell table:style-name="HdrCell">
            <text:p>Expected</text:p>
          </table:table-cell>
          <table:table-cell table:style-name="HdrCell">
            <text:p>Result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>Tester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1</text:p>
          </table:table-cell>
          <table:table-cell table:style-name="AltCell">
            <text:p>PSU on, constant power on</text:p>
          </table:table-cell>
          <table:table-cell table:style-name="AltCell">
            <text:p>PSU stable at 12.0 V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2</text:p>
          </table:table-cell>
          <table:table-cell table:style-name="NormalCell">
            <text:p>Ignition power on</text:p>
          </table:table-cell>
          <table:table-cell table:style-name="NormalCell">
            <text:p>Head unit powers on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3</text:p>
          </table:table-cell>
          <table:table-cell table:style-name="AltCell">
            <text:p>Idle current draw</text:p>
          </table:table-cell>
          <table:table-cell table:style-name="AltCell">
            <text:p>0.5–1.5 A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4</text:p>
          </table:table-cell>
          <table:table-cell table:style-name="NormalCell">
            <text:p>Select CD-CH source</text:p>
          </table:table-cell>
          <table:table-cell table:style-name="NormalCell">
            <text:p>Error/search display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13-Pin DIN Voltage Measurements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Pin</text:p>
          </table:table-cell>
          <table:table-cell table:style-name="HdrCell">
            <text:p>Signal</text:p>
          </table:table-cell>
          <table:table-cell table:style-name="HdrCell">
            <text:p>Function</text:p>
          </table:table-cell>
          <table:table-cell table:style-name="HdrCell">
            <text:p>Dir</text:p>
          </table:table-cell>
          <table:table-cell table:style-name="HdrCell">
            <text:p>Expected V</text:p>
          </table:table-cell>
          <table:table-cell table:style-name="HdrCell">
            <text:p>Measured V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1</text:p>
          </table:table-cell>
          <table:table-cell table:style-name="AltCell">
            <text:p>CH-REQH</text:p>
          </table:table-cell>
          <table:table-cell table:style-name="AltCell">
            <text:p>Request (H→C)</text:p>
          </table:table-cell>
          <table:table-cell table:style-name="AltCell">
            <text:p>Out</text:p>
          </table:table-cell>
          <table:table-cell table:style-name="AltCell">
            <text:p>Logic HIGH id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2</text:p>
          </table:table-cell>
          <table:table-cell table:style-name="NormalCell">
            <text:p>GND</text:p>
          </table:table-cell>
          <table:table-cell table:style-name="NormalCell">
            <text:p>Digital Ground</text:p>
          </table:table-cell>
          <table:table-cell table:style-name="NormalCell">
            <text:p>—</text:p>
          </table:table-cell>
          <table:table-cell table:style-name="NormalCell">
            <text:p>0 V (ref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3</text:p>
          </table:table-cell>
          <table:table-cell table:style-name="AltCell">
            <text:p>+12V</text:p>
          </table:table-cell>
          <table:table-cell table:style-name="AltCell">
            <text:p>Power Supply</text:p>
          </table:table-cell>
          <table:table-cell table:style-name="AltCell">
            <text:p>Out</text:p>
          </table:table-cell>
          <table:table-cell table:style-name="AltCell">
            <text:p>11.5–12.5 V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4</text:p>
          </table:table-cell>
          <table:table-cell table:style-name="NormalCell">
            <text:p>CH-CON</text:p>
          </table:table-cell>
          <table:table-cell table:style-name="NormalCell">
            <text:p>Changer Connect</text:p>
          </table:table-cell>
          <table:table-cell table:style-name="NormalCell">
            <text:p>Out</text:p>
          </table:table-cell>
          <table:table-cell table:style-name="NormalCell">
            <text:p>Toggle w/ sourc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5</text:p>
          </table:table-cell>
          <table:table-cell table:style-name="AltCell">
            <text:p>CH-MUTE</text:p>
          </table:table-cell>
          <table:table-cell table:style-name="AltCell">
            <text:p>Mute Request</text:p>
          </table:table-cell>
          <table:table-cell table:style-name="AltCell">
            <text:p>In</text:p>
          </table:table-cell>
          <table:table-cell table:style-name="AltCell">
            <text:p>Logic HIGH id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6</text:p>
          </table:table-cell>
          <table:table-cell table:style-name="NormalCell">
            <text:p>AGND</text:p>
          </table:table-cell>
          <table:table-cell table:style-name="NormalCell">
            <text:p>Audio Ground</text:p>
          </table:table-cell>
          <table:table-cell table:style-name="NormalCell">
            <text:p>—</text:p>
          </table:table-cell>
          <table:table-cell table:style-name="NormalCell">
            <text:p>0 V / isolated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7</text:p>
          </table:table-cell>
          <table:table-cell table:style-name="AltCell">
            <text:p>CH-RST</text:p>
          </table:table-cell>
          <table:table-cell table:style-name="AltCell">
            <text:p>Reset</text:p>
          </table:table-cell>
          <table:table-cell table:style-name="AltCell">
            <text:p>Out</text:p>
          </table:table-cell>
          <table:table-cell table:style-name="AltCell">
            <text:p>Logic HIGH id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8</text:p>
          </table:table-cell>
          <table:table-cell table:style-name="NormalCell">
            <text:p>R-CH</text:p>
          </table:table-cell>
          <table:table-cell table:style-name="NormalCell">
            <text:p>Right Audio</text:p>
          </table:table-cell>
          <table:table-cell table:style-name="NormalCell">
            <text:p>In</text:p>
          </table:table-cell>
          <table:table-cell table:style-name="NormalCell">
            <text:p>0 V (no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9</text:p>
          </table:table-cell>
          <table:table-cell table:style-name="AltCell">
            <text:p>CH-REQC</text:p>
          </table:table-cell>
          <table:table-cell table:style-name="AltCell">
            <text:p>Request (C→H)</text:p>
          </table:table-cell>
          <table:table-cell table:style-name="AltCell">
            <text:p>In</text:p>
          </table:table-cell>
          <table:table-cell table:style-name="AltCell">
            <text:p>Logic HIGH id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10</text:p>
          </table:table-cell>
          <table:table-cell table:style-name="NormalCell">
            <text:p>CH-DATAC</text:p>
          </table:table-cell>
          <table:table-cell table:style-name="NormalCell">
            <text:p>Data (C→H)</text:p>
          </table:table-cell>
          <table:table-cell table:style-name="NormalCell">
            <text:p>In</text:p>
          </table:table-cell>
          <table:table-cell table:style-name="NormalCell">
            <text:p>Logic LOW idl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11</text:p>
          </table:table-cell>
          <table:table-cell table:style-name="AltCell">
            <text:p>CH-DATAH</text:p>
          </table:table-cell>
          <table:table-cell table:style-name="AltCell">
            <text:p>Data (H→C)</text:p>
          </table:table-cell>
          <table:table-cell table:style-name="AltCell">
            <text:p>Out</text:p>
          </table:table-cell>
          <table:table-cell table:style-name="AltCell">
            <text:p>Logic LOW id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12</text:p>
          </table:table-cell>
          <table:table-cell table:style-name="NormalCell">
            <text:p>L-CH</text:p>
          </table:table-cell>
          <table:table-cell table:style-name="NormalCell">
            <text:p>Left Audio</text:p>
          </table:table-cell>
          <table:table-cell table:style-name="NormalCell">
            <text:p>In</text:p>
          </table:table-cell>
          <table:table-cell table:style-name="NormalCell">
            <text:p>0 V (no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13</text:p>
          </table:table-cell>
          <table:table-cell table:style-name="AltCell">
            <text:p>CLK</text:p>
          </table:table-cell>
          <table:table-cell table:style-name="AltCell">
            <text:p>Clock</text:p>
          </table:table-cell>
          <table:table-cell table:style-name="AltCell">
            <text:p>Out</text:p>
          </table:table-cell>
          <table:table-cell table:style-name="AltCell">
            <text:p>Toggling / 0 V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Ground Continuity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Test</text:p>
          </table:table-cell>
          <table:table-cell table:style-name="HdrCell">
            <text:p>Expected</text:p>
          </table:table-cell>
          <table:table-cell table:style-name="HdrCell">
            <text:p>Result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>Tester</text:p>
          </table:table-cell>
          <table:table-cell table:style-name="HdrCell">
            <text:p>Notes</text:p>
          </table:table-cell>
          <table:table-cell table:style-name="HdrCell">
            <text:p/>
          </table:table-cell>
        </table:table-row>
        <table:table-row table:style-name="DataRow">
          <table:table-cell table:style-name="AltCell">
            <text:p>Pin 2 ↔ Pin 6</text:p>
          </table:table-cell>
          <table:table-cell table:style-name="AltCell">
            <text:p>Continuity or isolated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hase 1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2A — Idle Capture">
        <table:table-column table:style-name="P2ACol0.5in"/>
        <table:table-column table:style-name="P2ACol1.5in"/>
        <table:table-column table:style-name="MP2ACol1.5in"/>
        <table:table-column table:style-name="P2ACol0.8in"/>
        <table:table-column table:style-name="MP2ACol0.8in"/>
        <table:table-column table:style-name="MP2ACol0.8in"/>
        <table:table-column table:style-name="P2ACol2.0in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lock and Timing Measurements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apture #</text:p>
          </table:table-cell>
          <table:table-cell table:style-name="HdrCell">
            <text:p>Clock Freq (kHz)</text:p>
          </table:table-cell>
          <table:table-cell table:style-name="HdrCell">
            <text:p>Polling Interval</text:p>
          </table:table-cell>
          <table:table-cell table:style-name="HdrCell">
            <text:p>CLK Behavior</text:p>
          </table:table-cell>
          <table:table-cell table:style-name="HdrCell">
            <text:p>REQH Behavior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Idle Message Decodin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apture #</text:p>
          </table:table-cell>
          <table:table-cell table:style-name="HdrCell">
            <text:p>Total Bits</text:p>
          </table:table-cell>
          <table:table-cell table:style-name="HdrCell">
            <text:p>Decoded Hex (H→C)</text:p>
          </table:table-cell>
          <table:table-cell table:style-name="HdrCell">
            <text:p>Header Bytes</text:p>
          </table:table-cell>
          <table:table-cell table:style-name="HdrCell">
            <text:p>Command Byte</text:p>
          </table:table-cell>
          <table:table-cell table:style-name="HdrCell">
            <text:p>Data Bytes</text:p>
          </table:table-cell>
          <table:table-cell table:style-name="HdrCell">
            <text:p>Notes / Comparison to Mictronic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apture File Lo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File Name</text:p>
          </table:table-cell>
          <table:table-cell table:style-name="HdrCell">
            <text:p>Date/Time</text:p>
          </table:table-cell>
          <table:table-cell table:style-name="HdrCell">
            <text:p>Duration (s)</text:p>
          </table:table-cell>
          <table:table-cell table:style-name="HdrCell">
            <text:p>Sample Rate</text:p>
          </table:table-cell>
          <table:table-cell table:style-name="HdrCell">
            <text:p>Description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hase 2A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2B — Changer Capture">
        <table:table-column table:style-name="P2BCol0.5in"/>
        <table:table-column table:style-name="P2BCol1.3in"/>
        <table:table-column table:style-name="MP2BCol1.3in"/>
        <table:table-column table:style-name="MP2BCol1.3in"/>
        <table:table-column table:style-name="P2BCol0.8in"/>
        <table:table-column table:style-name="MP2BCol0.8in"/>
        <table:table-column table:style-name="P2BCol1.8in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Setup Verification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heck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P/F</text:p>
          </table:table-cell>
          <table:table-cell table:style-name="HdrCell">
            <text:p>Date</text:p>
          </table:table-cell>
          <table:table-cell table:style-name="HdrCell">
            <text:p>Tester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Breakout board inline</text:p>
          </table:table-cell>
          <table:table-cell table:style-name="AltCell">
            <text:p>Connected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Magazine loaded</text:p>
          </table:table-cell>
          <table:table-cell table:style-name="NormalCell">
            <text:p>Disc in slot 1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No shorts to GND/PWR</text:p>
          </table:table-cell>
          <table:table-cell table:style-name="AltCell">
            <text:p>All clear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Initialization Sequence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apture #</text:p>
          </table:table-cell>
          <table:table-cell table:style-name="HdrCell">
            <text:p>Hex (H→C)</text:p>
          </table:table-cell>
          <table:table-cell table:style-name="HdrCell">
            <text:p>Hex (C→H)</text:p>
          </table:table-cell>
          <table:table-cell table:style-name="HdrCell">
            <text:p>Handshake Detail</text:p>
          </table:table-cell>
          <table:table-cell table:style-name="HdrCell">
            <text:p>CH-CON State</text:p>
          </table:table-cell>
          <table:table-cell table:style-name="HdrCell">
            <text:p>CH-MUTE State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Steady-State Status Messages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Capture #</text:p>
          </table:table-cell>
          <table:table-cell table:style-name="HdrCell">
            <text:p>Hex (H→C)</text:p>
          </table:table-cell>
          <table:table-cell table:style-name="HdrCell">
            <text:p>Hex (C→H)</text:p>
          </table:table-cell>
          <table:table-cell table:style-name="HdrCell">
            <text:p>Disc #</text:p>
          </table:table-cell>
          <table:table-cell table:style-name="HdrCell">
            <text:p>Track #</text:p>
          </table:table-cell>
          <table:table-cell table:style-name="HdrCell">
            <text:p>State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apture File Lo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File Name</text:p>
          </table:table-cell>
          <table:table-cell table:style-name="HdrCell">
            <text:p>Date/Time</text:p>
          </table:table-cell>
          <table:table-cell table:style-name="HdrCell">
            <text:p>Duration (s)</text:p>
          </table:table-cell>
          <table:table-cell table:style-name="HdrCell">
            <text:p>Sample Rate</text:p>
          </table:table-cell>
          <table:table-cell table:style-name="HdrCell">
            <text:p>Description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hase 2B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Phase 3 — Command Map">
        <table:table-column table:style-name="P3Col1.3in"/>
        <table:table-column table:style-name="P3Col0.6in"/>
        <table:table-column table:style-name="P3Col1.0in"/>
        <table:table-column table:style-name="MP3Col1.0in"/>
        <table:table-column table:style-name="MP3Col1.0in"/>
        <table:table-column table:style-name="P3Col0.8in"/>
        <table:table-column table:style-name="P3Col2.0in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ommand Mappin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Button / Action</text:p>
          </table:table-cell>
          <table:table-cell table:style-name="HdrCell">
            <text:p>Capture #</text:p>
          </table:table-cell>
          <table:table-cell table:style-name="HdrCell">
            <text:p>Cmd Hex (H→C)</text:p>
          </table:table-cell>
          <table:table-cell table:style-name="HdrCell">
            <text:p>Response Hex (C→H)</text:p>
          </table:table-cell>
          <table:table-cell table:style-name="HdrCell">
            <text:p>State Change</text:p>
          </table:table-cell>
          <table:table-cell table:style-name="HdrCell">
            <text:p>Matches Mictronics?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>Play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aus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Next Track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revious Track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Fast Forward (hold)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Fast Reverse (hold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Up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Down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1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2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3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4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Select 5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6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Repeat Toggle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Random/Shuffle Toggle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Next Track (last track)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Prev Track (track 1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>Disc Up (last disc)</text:p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>Disc Select (empty slot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SubHdrCell">
            <text:p>Capture File Log</text:p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  <table:table-cell table:style-name="SubHdrCell">
            <text:p/>
          </table:table-cell>
        </table:table-row>
        <table:table-row>
          <table:table-cell table:style-name="HdrCell">
            <text:p>File Name</text:p>
          </table:table-cell>
          <table:table-cell table:style-name="HdrCell">
            <text:p>Date/Time</text:p>
          </table:table-cell>
          <table:table-cell table:style-name="HdrCell">
            <text:p>Duration (s)</text:p>
          </table:table-cell>
          <table:table-cell table:style-name="HdrCell">
            <text:p>Sample Rate</text:p>
          </table:table-cell>
          <table:table-cell table:style-name="HdrCell">
            <text:p>Description</text:p>
          </table:table-cell>
          <table:table-cell table:style-name="HdrCell">
            <text:p>P/F</text:p>
          </table:table-cell>
          <table:table-cell table:style-name="HdrCell">
            <text:p>Notes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hase 3 Overall Result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  <table:table table:name="Incidents">
        <table:table-column table:style-name="IncCol0.5in"/>
        <table:table-column table:style-name="IncCol0.7in"/>
        <table:table-column table:style-name="IncCol0.8in"/>
        <table:table-column table:style-name="IncCol1.5in"/>
        <table:table-column table:style-name="MIncCol1.5in"/>
        <table:table-column table:style-name="MIncCol0.8in"/>
        <table:table-column table:style-name="IncCol1.0in"/>
        <table:table-column table:style-name="MIncCol1.5in"/>
        <table:table-row>
          <table:table-cell table:style-name="TitleCell">
            <text:p>TL-KRC3006-01 Rev B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Project:</text:p>
          </table:table-cell>
          <table:table-cell table:style-name="InfoCell">
            <text:p>Kenwood CD Changer Protocol Emulator (Open Source)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Date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Tester:</text:p>
          </table:table-cell>
          <table:table-cell table:style-name="Info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Inc #</text:p>
          </table:table-cell>
          <table:table-cell table:style-name="HdrCell">
            <text:p>Severity</text:p>
          </table:table-cell>
          <table:table-cell table:style-name="HdrCell">
            <text:p>Phase/Step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Date</text:p>
          </table:table-cell>
          <table:table-cell table:style-name="HdrCell">
            <text:p>Root Cause</text:p>
          </table:table-cell>
          <table:table-cell table:style-name="HdrCell">
            <text:p>Resolution</text:p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Severity Legend: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Critical</text:p>
          </table:table-cell>
          <table:table-cell table:style-name="InfoCell">
            <text:p>Head unit damaged, smoke, or safety concern. STOP all testing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Major</text:p>
          </table:table-cell>
          <table:table-cell table:style-name="InfoCell">
            <text:p>Protocol communication fails entirely; cannot proceed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Minor</text:p>
          </table:table-cell>
          <table:table-cell table:style-name="InfoCell">
            <text:p>Specific command fails but overall protocol works. Can proceed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BoldInfoCell">
            <text:p>Observation</text:p>
          </table:table-cell>
          <table:table-cell table:style-name="InfoCell">
            <text:p>Behavior differs from docs but does not affect functionality.</text:p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>
          <table:table-cell table:style-name="HdrCell">
            <text:p>Inc #</text:p>
          </table:table-cell>
          <table:table-cell table:style-name="HdrCell">
            <text:p>Severity</text:p>
          </table:table-cell>
          <table:table-cell table:style-name="HdrCell">
            <text:p>Phase/Step</text:p>
          </table:table-cell>
          <table:table-cell table:style-name="HdrCell">
            <text:p>Expected</text:p>
          </table:table-cell>
          <table:table-cell table:style-name="HdrCell">
            <text:p>Observed</text:p>
          </table:table-cell>
          <table:table-cell table:style-name="HdrCell">
            <text:p>Date</text:p>
          </table:table-cell>
          <table:table-cell table:style-name="HdrCell">
            <text:p>Root Cause</text:p>
          </table:table-cell>
          <table:table-cell table:style-name="HdrCell">
            <text:p>Resolution</text:p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  <table:table-row table:style-name="DataRow"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  <table:table-cell table:style-name="AltCell">
            <text:p/>
          </table:table-cell>
        </table:table-row>
        <table:table-row table:style-name="DataRow"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  <table:table-cell table:style-name="NormalCell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